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wrap-option="wrap" style:vertical-align="top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62.41pt" svg:height="429.17pt" svg:x="33.56pt" svg:y="170.65pt">
            <draw:object draw:notify-on-update-of-ranges="Sheet1.B1:Sheet1.L1 Sheet1.B4:Sheet1.L4 Sheet1.B5:Sheet1.L5 Sheet1.B5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List?</text:p>
          </table:table-cell>
          <table:table-cell table:style-name="ce2" office:value-type="string" calcext:value-type="string">
            <text:p>Set?</text:p>
          </table:table-cell>
          <table:table-cell table:style-name="ce2" office:value-type="string" calcext:value-type="string">
            <text:p>single unit propagation</text:p>
          </table:table-cell>
          <table:table-cell table:style-name="ce2" office:value-type="string" calcext:value-type="string">
            <text:p>multiple unit propagation</text:p>
          </table:table-cell>
          <table:table-cell table:style-name="ce2" office:value-type="string" calcext:value-type="string">
            <text:p>solveSplitFull</text:p>
          </table:table-cell>
          <table:table-cell table:style-name="ce2" office:value-type="string" calcext:value-type="string">
            <text:p>getOrElse</text:p>
          </table:table-cell>
          <table:table-cell table:style-name="ce2" office:value-type="string" calcext:value-type="string">
            <text:p>checked</text:p>
          </table:table-cell>
          <table:table-cell table:style-name="ce2" office:value-type="string" calcext:value-type="string">
            <text:p>no SourceVertex</text:p>
          </table:table-cell>
          <table:table-cell table:style-name="ce2" office:value-type="string" calcext:value-type="string">
            <text:p>Traversable</text:p>
          </table:table-cell>
          <table:table-cell table:style-name="ce2" office:value-type="string" calcext:value-type="string">
            <text:p>Bellman-Ford early return</text:p>
          </table:table-cell>
          <table:table-cell table:style-name="ce2" office:value-type="string" calcext:value-type="string">
            <text:p>prevLogicModel</text:p>
          </table:table-cell>
          <table:table-cell table:style-name="ce1" table:number-columns-repeated="1012"/>
        </table:table-row>
        <table:table-row table:style-name="ro2">
          <table:table-cell table:style-name="ce1" office:value-type="string" calcext:value-type="string">
            <text:p>Improvement</text:p>
          </table:table-cell>
          <table:table-cell table:style-name="ce2"/>
          <table:table-cell table:style-name="ce5" table:formula="of:=([.B4]-[.C4])/[.B4]" office:value-type="percentage" office:value="0.174828924771187" calcext:value-type="percentage">
            <text:p>17.48%</text:p>
          </table:table-cell>
          <table:table-cell table:style-name="ce5" table:formula="of:=([.C4]-[.D4])/[.C4]" office:value-type="percentage" office:value="0.0946524341935102" calcext:value-type="percentage">
            <text:p>9.47%</text:p>
          </table:table-cell>
          <table:table-cell table:style-name="ce5" table:formula="of:=([.D4]-[.E4])/[.D4]" office:value-type="percentage" office:value="0.0834557847459273" calcext:value-type="percentage">
            <text:p>8.35%</text:p>
          </table:table-cell>
          <table:table-cell table:style-name="ce5" table:formula="of:=([.E4]-[.F4])/[.E4]" office:value-type="percentage" office:value="0.0125316130423352" calcext:value-type="percentage">
            <text:p>1.25%</text:p>
          </table:table-cell>
          <table:table-cell table:style-name="ce5" table:formula="of:=([.F4]-[.G4])/[.F4]" office:value-type="percentage" office:value="-0.0164044350426873" calcext:value-type="percentage">
            <text:p>-1.64%</text:p>
          </table:table-cell>
          <table:table-cell table:style-name="ce5" table:formula="of:=([.G4]-[.H4])/[.G4]" office:value-type="percentage" office:value="0.0181249952924441" calcext:value-type="percentage">
            <text:p>1.81%</text:p>
          </table:table-cell>
          <table:table-cell table:style-name="ce5" table:formula="of:=([.H4]-[.I4])/[.H4]" office:value-type="percentage" office:value="0.471821366103421" calcext:value-type="percentage">
            <text:p>47.18%</text:p>
          </table:table-cell>
          <table:table-cell table:style-name="ce5" table:formula="of:=([.I4]-[.J4])/[.I4]" office:value-type="percentage" office:value="0.0165440503523637" calcext:value-type="percentage">
            <text:p>1.65%</text:p>
          </table:table-cell>
          <table:table-cell table:style-name="ce5" table:formula="of:=([.J4]-[.K4])/[.J4]" office:value-type="percentage" office:value="0.352962724553729" calcext:value-type="percentage">
            <text:p>35.30%</text:p>
          </table:table-cell>
          <table:table-cell table:style-name="ce5" table:formula="of:=([.K4]-[.L4])/[.K4]" office:value-type="percentage" office:value="0.117872382142943" calcext:value-type="percentage">
            <text:p>11.79%</text:p>
          </table:table-cell>
          <table:table-cell table:style-name="ce1" table:number-columns-repeated="1012"/>
        </table:table-row>
        <table:table-row table:style-name="ro2">
          <table:table-cell table:style-name="ce1" office:value-type="string" calcext:value-type="string">
            <text:p>T-test</text:p>
          </table:table-cell>
          <table:table-cell table:style-name="ce3"/>
          <table:table-cell table:style-name="ce6" table:formula="of:=COM.MICROSOFT.T.TEST([.B7:.B11];[.C7:.C11];1;3)" office:value-type="string" office:string-value="" calcext:value-type="error">
            <text:p>#VALUE!</text:p>
          </table:table-cell>
          <table:table-cell table:style-name="ce6" table:formula="of:=COM.MICROSOFT.T.TEST([.C7:.C11];[.D7:.D11];1;3)" office:value-type="string" office:string-value="" calcext:value-type="error">
            <text:p>#VALUE!</text:p>
          </table:table-cell>
          <table:table-cell table:style-name="ce6" table:formula="of:=COM.MICROSOFT.T.TEST([.D7:.D11];[.E7:.E11];1;3)" office:value-type="percentage" office:value="0.0775472407071899" calcext:value-type="percentage">
            <text:p>7.75%</text:p>
          </table:table-cell>
          <table:table-cell table:style-name="ce6" table:formula="of:=COM.MICROSOFT.T.TEST([.E7:.E11];[.F7:.F11];1;3)" office:value-type="percentage" office:value="0.177885649534457" calcext:value-type="percentage">
            <text:p>17.79%</text:p>
          </table:table-cell>
          <table:table-cell table:style-name="ce6" table:formula="of:=COM.MICROSOFT.T.TEST([.F7:.F11];[.G7:.G11];1;3)" office:value-type="percentage" office:value="0.146660045286601" calcext:value-type="percentage">
            <text:p>14.67%</text:p>
          </table:table-cell>
          <table:table-cell table:style-name="ce6" table:formula="of:=COM.MICROSOFT.T.TEST([.G7:.G11];[.H7:.H11];1;3)" office:value-type="percentage" office:value="0.0733584146787003" calcext:value-type="percentage">
            <text:p>7.34%</text:p>
          </table:table-cell>
          <table:table-cell table:style-name="ce6" table:formula="of:=COM.MICROSOFT.T.TEST([.H7:.H11];[.I7:.I11];1;3)" office:value-type="percentage" office:value="0.0000803298690986383" calcext:value-type="percentage">
            <text:p>0.01%</text:p>
          </table:table-cell>
          <table:table-cell table:style-name="ce6" table:formula="of:=COM.MICROSOFT.T.TEST([.I7:.I11];[.J7:.J11];1;3)" office:value-type="percentage" office:value="0.120593376290206" calcext:value-type="percentage">
            <text:p>12.06%</text:p>
          </table:table-cell>
          <table:table-cell table:style-name="ce6" table:formula="of:=COM.MICROSOFT.T.TEST([.J7:.J11];[.K7:.K11];1;3)" office:value-type="percentage" office:value="0.00000165496198879328" calcext:value-type="percentage">
            <text:p>0.00%</text:p>
          </table:table-cell>
          <table:table-cell table:style-name="ce6" table:formula="of:=COM.MICROSOFT.T.TEST([.K7:.K11];[.L7:.L11];1;3)" office:value-type="percentage" office:value="0.00178715587921724" calcext:value-type="percentage">
            <text:p>0.18%</text:p>
          </table:table-cell>
          <table:table-cell table:style-name="ce1" table:number-columns-repeated="101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formula="of:=AVERAGE([.B7:.B11])" office:value-type="float" office:value="486.594759233" calcext:value-type="float">
            <text:p>486.594759233</text:p>
          </table:table-cell>
          <table:table-cell table:style-name="ce4" table:formula="of:=AVERAGE([.C7:.C11])" office:value-type="float" office:value="401.523920677" calcext:value-type="float">
            <text:p>401.523920677</text:p>
          </table:table-cell>
          <table:table-cell table:style-name="ce4" table:formula="of:=AVERAGE([.D7:.D11])" office:value-type="float" office:value="363.518704198" calcext:value-type="float">
            <text:p>363.518704198</text:p>
          </table:table-cell>
          <table:table-cell table:style-name="ce4" table:formula="of:=AVERAGE([.E7:.E11])" office:value-type="float" office:value="333.180965469333" calcext:value-type="float">
            <text:p>333.180965469333</text:p>
          </table:table-cell>
          <table:table-cell table:style-name="ce4" table:formula="of:=AVERAGE([.F7:.F11])" office:value-type="float" office:value="329.005670537" calcext:value-type="float">
            <text:p>329.005670537</text:p>
          </table:table-cell>
          <table:table-cell table:style-name="ce4" table:formula="of:=AVERAGE([.G7:.G11])" office:value-type="float" office:value="334.402822688" calcext:value-type="float">
            <text:p>334.402822688</text:p>
          </table:table-cell>
          <table:table-cell table:style-name="ce4" table:formula="of:=AVERAGE([.H7:.H11])" office:value-type="float" office:value="328.341773101" calcext:value-type="float">
            <text:p>328.341773101</text:p>
          </table:table-cell>
          <table:table-cell table:style-name="ce4" table:formula="of:=AVERAGE([.I7:.I11])" office:value-type="float" office:value="173.423109167667" calcext:value-type="float">
            <text:p>173.423109167667</text:p>
          </table:table-cell>
          <table:table-cell table:style-name="ce4" table:formula="of:=AVERAGE([.J7:.J11])" office:value-type="float" office:value="170.553988517333" calcext:value-type="float">
            <text:p>170.553988517333</text:p>
          </table:table-cell>
          <table:table-cell table:style-name="ce4" table:formula="of:=AVERAGE([.K7:.K11])" office:value-type="float" office:value="110.35478804675" calcext:value-type="float">
            <text:p>110.35478804675</text:p>
          </table:table-cell>
          <table:table-cell table:style-name="ce4" table:formula="of:=AVERAGE([.L7:.L11])" office:value-type="float" office:value="97.3470062988" calcext:value-type="float">
            <text:p>97.3470062988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3 stdev</text:p>
          </table:table-cell>
          <table:table-cell table:formula="of:=3*STDEV([.B7:.B11])" office:value-type="string" office:string-value="" calcext:value-type="error">
            <text:p>#DIV/0!</text:p>
          </table:table-cell>
          <table:table-cell table:formula="of:=3*STDEV([.C7:.C11])" office:value-type="string" office:string-value="" calcext:value-type="error">
            <text:p>#DIV/0!</text:p>
          </table:table-cell>
          <table:table-cell table:formula="of:=3*STDEV([.D7:.D11])" office:value-type="float" office:value="36.0619998668528" calcext:value-type="float">
            <text:p>36.0619998668528</text:p>
          </table:table-cell>
          <table:table-cell table:formula="of:=3*STDEV([.E7:.E11])" office:value-type="float" office:value="11.4617816035703" calcext:value-type="float">
            <text:p>11.4617816035703</text:p>
          </table:table-cell>
          <table:table-cell table:formula="of:=3*STDEV([.F7:.F11])" office:value-type="float" office:value="11.9977618341661" calcext:value-type="float">
            <text:p>11.9977618341661</text:p>
          </table:table-cell>
          <table:table-cell table:formula="of:=3*STDEV([.G7:.G11])" office:value-type="float" office:value="3.03327674414443" calcext:value-type="float">
            <text:p>3.03327674414443</text:p>
          </table:table-cell>
          <table:table-cell table:formula="of:=3*STDEV([.H7:.H11])" office:value-type="float" office:value="14.0143468552537" calcext:value-type="float">
            <text:p>14.0143468552537</text:p>
          </table:table-cell>
          <table:table-cell table:formula="of:=3*STDEV([.I7:.I11])" office:value-type="float" office:value="3.17550471303644" calcext:value-type="float">
            <text:p>3.17550471303644</text:p>
          </table:table-cell>
          <table:table-cell table:formula="of:=3*STDEV([.J7:.J11])" office:value-type="float" office:value="9.18571789554628" calcext:value-type="float">
            <text:p>9.18571789554628</text:p>
          </table:table-cell>
          <table:table-cell table:formula="of:=3*STDEV([.K7:.K11])" office:value-type="float" office:value="10.9295452296806" calcext:value-type="float">
            <text:p>10.9295452296806</text:p>
          </table:table-cell>
          <table:table-cell table:formula="of:=3*STDEV([.L7:.L11])" office:value-type="float" office:value="3.79874834056212" calcext:value-type="float">
            <text:p>3.7987483405621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486.594759233" calcext:value-type="float">
            <text:p>486.594759233</text:p>
          </table:table-cell>
          <table:table-cell office:value-type="float" office:value="401.523920677" calcext:value-type="float">
            <text:p>401.523920677</text:p>
          </table:table-cell>
          <table:table-cell office:value-type="float" office:value="372.018599081" calcext:value-type="float">
            <text:p>372.018599081</text:p>
          </table:table-cell>
          <table:table-cell office:value-type="float" office:value="334.761862646" calcext:value-type="float">
            <text:p>334.761862646</text:p>
          </table:table-cell>
          <table:table-cell office:value-type="float" office:value="326.177770953" calcext:value-type="float">
            <text:p>326.177770953</text:p>
          </table:table-cell>
          <table:table-cell office:value-type="float" office:value="335.117772873" calcext:value-type="float">
            <text:p>335.117772873</text:p>
          </table:table-cell>
          <table:table-cell office:value-type="float" office:value="328.210639704" calcext:value-type="float">
            <text:p>328.210639704</text:p>
          </table:table-cell>
          <table:table-cell office:value-type="float" office:value="173.562329374" calcext:value-type="float">
            <text:p>173.562329374</text:p>
          </table:table-cell>
          <table:table-cell office:value-type="float" office:value="170.11206223" calcext:value-type="float">
            <text:p>170.11206223</text:p>
          </table:table-cell>
          <table:table-cell office:value-type="float" office:value="106.683671863" calcext:value-type="float">
            <text:p>106.683671863</text:p>
          </table:table-cell>
          <table:table-cell office:value-type="float" office:value="97.728313847" calcext:value-type="float">
            <text:p>97.72831384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55.018809315" calcext:value-type="float">
            <text:p>355.018809315</text:p>
          </table:table-cell>
          <table:table-cell office:value-type="float" office:value="328.823654031" calcext:value-type="float">
            <text:p>328.823654031</text:p>
          </table:table-cell>
          <table:table-cell office:value-type="float" office:value="331.833570121" calcext:value-type="float">
            <text:p>331.833570121</text:p>
          </table:table-cell>
          <table:table-cell office:value-type="float" office:value="333.687872503" calcext:value-type="float">
            <text:p>333.687872503</text:p>
          </table:table-cell>
          <table:table-cell office:value-type="float" office:value="333.077408143" calcext:value-type="float">
            <text:p>333.077408143</text:p>
          </table:table-cell>
          <table:table-cell office:value-type="float" office:value="172.301886552" calcext:value-type="float">
            <text:p>172.301886552</text:p>
          </table:table-cell>
          <table:table-cell office:value-type="float" office:value="167.73705864" calcext:value-type="float">
            <text:p>167.73705864</text:p>
          </table:table-cell>
          <table:table-cell office:value-type="float" office:value="115.331622795" calcext:value-type="float">
            <text:p>115.331622795</text:p>
          </table:table-cell>
          <table:table-cell office:value-type="float" office:value="96.246786341" calcext:value-type="float">
            <text:p>96.24678634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35.957379731" calcext:value-type="float">
            <text:p>335.957379731</text:p>
          </table:table-cell>
          <table:table-cell table:number-columns-repeated="2"/>
          <table:table-cell office:value-type="float" office:value="323.737271456" calcext:value-type="float">
            <text:p>323.737271456</text:p>
          </table:table-cell>
          <table:table-cell office:value-type="float" office:value="174.405111577" calcext:value-type="float">
            <text:p>174.405111577</text:p>
          </table:table-cell>
          <table:table-cell office:value-type="float" office:value="173.812844682" calcext:value-type="float">
            <text:p>173.812844682</text:p>
          </table:table-cell>
          <table:table-cell office:value-type="float" office:value="110.301883351" calcext:value-type="float">
            <text:p>110.301883351</text:p>
          </table:table-cell>
          <table:table-cell office:value-type="float" office:value="99.268372133" calcext:value-type="float">
            <text:p>99.268372133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109.101974178" calcext:value-type="float">
            <text:p>109.101974178</text:p>
          </table:table-cell>
          <table:table-cell office:value-type="float" office:value="96.178735736" calcext:value-type="float">
            <text:p>96.17873573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97.312823437" calcext:value-type="float">
            <text:p>97.312823437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43:09.744011392</meta:creation-date>
    <dc:date>2019-01-10T11:38:09.434913688</dc:date>
    <meta:editing-duration>PT18M</meta:editing-duration>
    <meta:editing-cycles>6</meta:editing-cycles>
    <meta:generator>LibreOffice/6.0.7.3$Linux_X86_64 LibreOffice_project/00m0$Build-3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B5:Sheet1.L5" chart:error-lower-range="Sheet1.B5:Sheet1.L5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 chart:error-category="cell-range" chart:error-upper-range="Sheet1.B5:Sheet1.L5" chart:error-lower-range="Sheet1.B5:Sheet1.L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Sheet1.B5:Sheet1.L5" chart:error-lower-range="Sheet1.B5:Sheet1.L5" loext:std-weight="1"/>
      <style:graphic-properties draw:stroke="solid" svg:stroke-width="0cm" svg:stroke-color="#000000" svg:stroke-opacity="100%" draw:stroke-linejoin="round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97cm" svg:height="15.141cm" xlink:href=".." xlink:type="simple" chart:class="chart:line" chart:style-name="ch1">
        <chart:plot-area chart:style-name="ch2" table:cell-range-address="Sheet1.B1:Sheet1.L1 Sheet1.B4:Sheet1.L4" chart:data-source-has-labels="row" svg:x="0.537cm" svg:y="0.302cm" svg:width="25.823cm" svg:height="14.537cm">
          <chartooo:coordinate-region svg:x="1.344cm" svg:y="0.302cm" svg:width="24.874cm" svg:height="11.076cm"/>
          <chart:axis chart:dimension="x" chart:name="primary-x" chart:style-name="ch3" chartooo:axis-type="auto">
            <chartooo:date-scale/>
            <chart:categories table:cell-range-address="Sheet1.B1:Sheet1.L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4:Sheet1.L4" chart:class="chart:line">
            <chart:error-indicator chart:style-name="ch6" chart:dimension="y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?</text:p>
                <draw:g>
                  <svg:desc>Sheet1.B1:Sheet1.L1</svg:desc>
                </draw:g>
              </table:table-cell>
              <table:table-cell office:value-type="string">
                <text:p>Set?</text:p>
              </table:table-cell>
              <table:table-cell office:value-type="string">
                <text:p>single unit propagation</text:p>
              </table:table-cell>
              <table:table-cell office:value-type="string">
                <text:p>multiple unit propagation</text:p>
              </table:table-cell>
              <table:table-cell office:value-type="string">
                <text:p>solveSplitFull</text:p>
              </table:table-cell>
              <table:table-cell office:value-type="string">
                <text:p>getOrElse</text:p>
              </table:table-cell>
              <table:table-cell office:value-type="string">
                <text:p>checked</text:p>
              </table:table-cell>
              <table:table-cell office:value-type="string">
                <text:p>no SourceVertex</text:p>
              </table:table-cell>
              <table:table-cell office:value-type="string">
                <text:p>Traversable</text:p>
              </table:table-cell>
              <table:table-cell office:value-type="string">
                <text:p>Bellman-Ford early return</text:p>
              </table:table-cell>
              <table:table-cell office:value-type="string">
                <text:p>prevLogicModel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86.594759233">
                <text:p>486.594759233</text:p>
                <draw:g>
                  <svg:desc>Sheet1.B4:Sheet1.L4</svg:desc>
                </draw:g>
              </table:table-cell>
              <table:table-cell office:value-type="float" office:value="401.523920677">
                <text:p>401.523920677</text:p>
              </table:table-cell>
              <table:table-cell office:value-type="float" office:value="363.518704198">
                <text:p>363.518704198</text:p>
              </table:table-cell>
              <table:table-cell office:value-type="float" office:value="333.180965469333">
                <text:p>333.180965469333</text:p>
              </table:table-cell>
              <table:table-cell office:value-type="float" office:value="329.005670537">
                <text:p>329.005670537</text:p>
              </table:table-cell>
              <table:table-cell office:value-type="float" office:value="334.402822688">
                <text:p>334.402822688</text:p>
              </table:table-cell>
              <table:table-cell office:value-type="float" office:value="328.341773101">
                <text:p>328.341773101</text:p>
              </table:table-cell>
              <table:table-cell office:value-type="float" office:value="173.423109167667">
                <text:p>173.423109167667</text:p>
              </table:table-cell>
              <table:table-cell office:value-type="float" office:value="170.553988517333">
                <text:p>170.553988517333</text:p>
              </table:table-cell>
              <table:table-cell office:value-type="float" office:value="110.35478804675">
                <text:p>110.35478804675</text:p>
              </table:table-cell>
              <table:table-cell office:value-type="float" office:value="97.3470062988">
                <text:p>97.347006298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L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0619998668528">
                <text:p>36.0619998668528</text:p>
              </table:table-cell>
              <table:table-cell office:value-type="float" office:value="11.4617816035703">
                <text:p>11.4617816035703</text:p>
              </table:table-cell>
              <table:table-cell office:value-type="float" office:value="11.9977618341661">
                <text:p>11.9977618341661</text:p>
              </table:table-cell>
              <table:table-cell office:value-type="float" office:value="3.03327674414443">
                <text:p>3.03327674414443</text:p>
              </table:table-cell>
              <table:table-cell office:value-type="float" office:value="14.0143468552537">
                <text:p>14.0143468552537</text:p>
              </table:table-cell>
              <table:table-cell office:value-type="float" office:value="3.17550471303644">
                <text:p>3.17550471303644</text:p>
              </table:table-cell>
              <table:table-cell office:value-type="float" office:value="9.18571789554628">
                <text:p>9.18571789554628</text:p>
              </table:table-cell>
              <table:table-cell office:value-type="float" office:value="10.9295452296806">
                <text:p>10.9295452296806</text:p>
              </table:table-cell>
              <table:table-cell office:value-type="float" office:value="3.79874834056212">
                <text:p>3.7987483405621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L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0619998668528">
                <text:p>36.0619998668528</text:p>
              </table:table-cell>
              <table:table-cell office:value-type="float" office:value="11.4617816035703">
                <text:p>11.4617816035703</text:p>
              </table:table-cell>
              <table:table-cell office:value-type="float" office:value="11.9977618341661">
                <text:p>11.9977618341661</text:p>
              </table:table-cell>
              <table:table-cell office:value-type="float" office:value="3.03327674414443">
                <text:p>3.03327674414443</text:p>
              </table:table-cell>
              <table:table-cell office:value-type="float" office:value="14.0143468552537">
                <text:p>14.0143468552537</text:p>
              </table:table-cell>
              <table:table-cell office:value-type="float" office:value="3.17550471303644">
                <text:p>3.17550471303644</text:p>
              </table:table-cell>
              <table:table-cell office:value-type="float" office:value="9.18571789554628">
                <text:p>9.18571789554628</text:p>
              </table:table-cell>
              <table:table-cell office:value-type="float" office:value="10.9295452296806">
                <text:p>10.9295452296806</text:p>
              </table:table-cell>
              <table:table-cell office:value-type="float" office:value="3.79874834056212">
                <text:p>3.79874834056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